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document covers (almost) everything planned for future updates for Omnipotent Decor. <text:s/>Do note some entries have been left... vague. <text:s/>This is intentional, as some features may be scrapped or changed (although I can guarantee not many will be outright scrapped).</text:p>
      <text:p text:style-name="Standard"/>
      <text:list xml:id="list2244010200482176347" text:style-name="L2">
        <text:list-item>
          <text:p text:style-name="P1">Add compatibility with Another Furniture (which is another mod made by Starfish Studios. Highly recommend it, as it gives you basically everything for any of your furniture-based needs)</text:p>
        </text:list-item>
        <text:list-item>
          <text:p text:style-name="P1">Sterile potion effect</text:p>
        </text:list-item>
        <text:list-item>
          <text:p text:style-name="P1">Potion effects associated with Altar and Con Table</text:p>
        </text:list-item>
        <text:list-item>
          <text:p text:style-name="P1">Pressure Chamber block</text:p>
        </text:list-item>
        <text:list-item>
          <text:p text:style-name="P1">Storm Drain</text:p>
        </text:list-item>
        <text:list-item>
          <text:p text:style-name="P1">Many, MANY more retextures and alternative models for various objects</text:p>
        </text:list-item>
        <text:list-item>
          <text:p text:style-name="P1">Custom particle retextures</text:p>
        </text:list-item>
        <text:list-item>
          <text:p text:style-name="P1">Cash Register</text:p>
        </text:list-item>
        <text:list-item>
          <text:p text:style-name="P1">Anchor</text:p>
        </text:list-item>
        <text:list-item>
          <text:p text:style-name="P1">Wall placement for some objects</text:p>
        </text:list-item>
        <text:list-item>
          <text:p text:style-name="P1">Radiator</text:p>
        </text:list-item>
        <text:list-item>
          <text:p text:style-name="P1">Dumpster</text:p>
        </text:list-item>
        <text:list-item>
          <text:p text:style-name="P1">Cooler</text:p>
        </text:list-item>
        <text:list-item>
          <text:p text:style-name="P1">A renewable way of getting Ancient Texts and Builder's Tools</text:p>
        </text:list-item>
        <text:list-item>
          <text:p text:style-name="P1">Possibly more Builder's Tools</text:p>
        </text:list-item>
        <text:list-item>
          <text:p text:style-name="P1">Colored sets for each Ship Metal</text:p>
        </text:list-item>
        <text:list-item>
          <text:p text:style-name="P1">Colored sets for each Ship Plating</text:p>
        </text:list-item>
        <text:list-item>
          <text:p text:style-name="P1">Casemetal door and trapdoor</text:p>
        </text:list-item>
        <text:list-item>
          <text:p text:style-name="P1">Utility Cart</text:p>
        </text:list-item>
        <text:list-item>
          <text:p text:style-name="P1">Cable blockset</text:p>
        </text:list-item>
        <text:list-item>
          <text:p text:style-name="P1">Emitter rework</text:p>
        </text:list-item>
        <text:list-item>
          <text:p text:style-name="P1">New Emitter: Shockstone</text:p>
        </text:list-item>
        <text:list-item>
          <text:p text:style-name="P1">Liquid Cement and Cement blocksets</text:p>
        </text:list-item>
        <text:list-item>
          <text:p text:style-name="P1">Receiver</text:p>
        </text:list-item>
        <text:list-item>
          <text:p text:style-name="P1">Transmitter (?)</text:p>
        </text:list-item>
        <text:list-item>
          <text:p text:style-name="P1">Sculk Reactor remodel and functionality</text:p>
        </text:list-item>
        <text:list-item>
          <text:p text:style-name="P1">Toolrack + Pegboard rework</text:p>
        </text:list-item>
        <text:list-item>
          <text:p text:style-name="P1">Sculkfields</text:p>
        </text:list-item>
        <text:list-item>
          <text:p text:style-name="P1">More Metallic Gates </text:p>
        </text:list-item>
        <text:list-item>
          <text:p text:style-name="P1">Monument blockset rework</text:p>
        </text:list-item>
        <text:list-item>
          <text:p text:style-name="P1">Crackgrass</text:p>
        </text:list-item>
        <text:list-item>
          <text:p text:style-name="P1">Sago Palm</text:p>
        </text:list-item>
        <text:list-item>
          <text:p text:style-name="P1">More decorative/useful plantlife (I realize plants probably aren't considered as decor by many, so while there will be some plants in the mod, there most likely won't be a lot)</text:p>
        </text:list-item>
        <text:list-item>
          <text:p text:style-name="P1">Winch variations</text:p>
        </text:list-item>
        <text:list-item>
          <text:p text:style-name="P1">Cryoglass</text:p>
        </text:list-item>
        <text:list-item>
          <text:p text:style-name="P1">Icicles </text:p>
        </text:list-item>
        <text:list-item>
          <text:p text:style-name="P1">Various naturally spawning structures/features that provide tons of resources or just make great player homes in general. <text:s/>The structures themselves are actually already built. <text:s/>They just need to be set up to spawn correctly. <text:s/>Structures have been removed for the time being for testing (and also I didn't want players having to deal with them in Survival until the structures were ready)</text:p>
        </text:list-item>
        <text:list-item>
          <text:p text:style-name="P1">Milled Screen blockset</text:p>
        </text:list-item>
        <text:list-item>
          <text:p text:style-name="P1"><text:soft-page-break/>A new metal type based on the End (?) (Deathmetal is heavily based on the Nether, so it would make sense to have one for the End as well)</text:p>
        </text:list-item>
        <text:list-item>
          <text:p text:style-name="P1">The Other (...?)</text:p>
        </text:list-item>
      </text:list>
      <text:p text:style-name="Standard"/>
      <text:p text:style-name="Standard"/>
      <text:p text:style-name="Standard">As stated elsewhere many times, I am always open to suggestions, recommendations, and constructive criticism. <text:s/>You can always leave your thoughts on the Curseforge page for OP Decor, or you can even write up suggestions on GitH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15M30S</meta:editing-duration>
    <meta:editing-cycles>23</meta:editing-cycles>
    <meta:generator>OpenOffice/4.1.7$Win32 OpenOffice.org_project/417m1$Build-9800</meta:generator>
    <dc:date>2025-06-19T14:56:43.74</dc:date>
    <dc:creator>Joe Gilbert</dc:creator>
    <meta:document-statistic meta:table-count="0" meta:image-count="0" meta:object-count="0" meta:page-count="2" meta:paragraph-count="42" meta:word-count="383" meta:character-count="2204"/>
    <meta:user-defined meta:name="Info 1"/>
    <meta:user-defined meta:name="Info 2"/>
    <meta:user-defined meta:name="Info 3"/>
    <meta:user-defined meta:name="Info 4"/>
  </office:meta>
</office:document-meta>
</file>